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Target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hangeTarge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setInterface( QName i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configureTarget( MessageExchange exchange , Component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changeTarget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Target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